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80000009A8810DE1E.png" manifest:media-type="image/png"/>
  <manifest:file-entry manifest:full-path="Pictures/10000000000002580000011A62227BB0.png" manifest:media-type="image/png"/>
  <manifest:file-entry manifest:full-path="Pictures/1000000000000258000000BAD74F434A.png" manifest:media-type="image/png"/>
  <manifest:file-entry manifest:full-path="Pictures/1000000000000258000000BAB442A2F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74cm" svg:height="4.92cm" svg:x="1.635cm" svg:y="1.922cm">
          <draw:image xlink:href="Pictures/1000000000000258000000BAB442A2FA.png" xlink:type="simple" xlink:show="embed" xlink:actuate="onLoad">
            <text:p/>
          </draw:image>
        </draw:frame>
        <draw:frame draw:style-name="gr1" draw:text-style-name="P1" draw:layer="layout" svg:width="15.874cm" svg:height="4.92cm" svg:x="2.016cm" svg:y="13.573cm">
          <draw:image xlink:href="Pictures/1000000000000258000000BAD74F434A.png" xlink:type="simple" xlink:show="embed" xlink:actuate="onLoad">
            <text:p/>
          </draw:image>
        </draw:frame>
        <draw:frame draw:style-name="gr1" draw:text-style-name="P1" draw:layer="layout" svg:width="15.874cm" svg:height="7.46cm" svg:x="17.873cm" svg:y="1.962cm">
          <draw:image xlink:href="Pictures/10000000000002580000011A62227BB0.png" xlink:type="simple" xlink:show="embed" xlink:actuate="onLoad">
            <text:p/>
          </draw:image>
        </draw:frame>
        <draw:frame draw:style-name="gr1" draw:text-style-name="P1" draw:layer="layout" svg:width="15.874cm" svg:height="4.074cm" svg:x="18.399cm" svg:y="13.563cm">
          <draw:image xlink:href="Pictures/10000000000002580000009A8810DE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evor Bramwell</meta:initial-creator>
    <meta:creation-date>2013-11-05T14:56:46</meta:creation-date>
    <dc:date>2013-11-05T14:59:55</dc:date>
    <dc:creator>Trevor Bramwell</dc:creator>
    <meta:editing-duration>P0D</meta:editing-duration>
    <meta:editing-cycles>1</meta:editing-cycles>
    <meta:document-statistic meta:object-count="4"/>
    <meta:generator>LibreOffice/3.5$Linux_x86 LibreOffice_project/350m1$Build-2</meta:generator>
  </office:meta>
</office:document-meta>
</file>